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4C0000010144A8E7F0EC4A54DE.png" manifest:media-type="image/png"/>
  <manifest:file-entry manifest:full-path="Pictures/10000000000000450000007E409DE8CD30226CE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6.363cm"/>
    </style:style>
    <style:style style:name="pr2" style:family="presentation" style:parent-style-name="Standard-outline1">
      <style:graphic-properties fo:min-height="3.04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auto-grow-height="true" fo:min-height="3.506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1-title">
      <style:graphic-properties draw:auto-grow-height="true" fo:min-height="3.467cm"/>
    </style:style>
    <style:style style:name="pr8" style:family="presentation" style:parent-style-name="Standard-title">
      <style:graphic-properties fo:min-height="3.467cm"/>
    </style:style>
    <style:style style:name="pr9" style:family="presentation" style:parent-style-name="Standard-outline1">
      <style:graphic-properties fo:min-height="11.929cm"/>
    </style:style>
    <style:style style:name="pr10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style:paragraph-properties fo:text-align="start"/>
      <style:text-properties style:font-name="Calibri1"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Calibri1" fo:font-size="20pt" style:font-size-asian="20pt" style:font-size-complex="2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199cm" svg:height="6.363cm" svg:x="1.4cm" svg:y="6.237cm" presentation:class="title">
          <draw:text-box>
            <text:p text:style-name="P1"><text:span text:style-name="T1">SWE Projekt </text:span><text:span text:style-name="T1"><text:line-break/></text:span><text:span text:style-name="T1">Gruppe 4</text:span></text:p>
          </draw:text-box>
        </draw:frame>
        <draw:frame presentation:style-name="pr2" draw:text-style-name="P3" draw:layer="layout" svg:width="25.199cm" svg:height="3.293cm" svg:x="1.4cm" svg:y="13.8cm" presentation:class="outline" presentation:user-transformed="true">
          <draw:text-box>
            <text:p text:style-name="P1"><text:span text:style-name="T2">Montag den 24.10.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Übersicht: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Was haben wir geschafft?</text:span></text:p>
              </text:list-item>
              <text:list-item>
                <text:p><text:span text:style-name="T3">Was sind unsere Ziel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4">Was haben wir geschafft?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onnerstag 20.10. 13:00 Kundengespräch</text:p>
              </text:list-item>
              <text:list-item>
                <text:p>Datenverlagerung auf GitHub</text:p>
              </text:list-item>
              <text:list-item>
                <text:p>Erstellung von Mockups/Ersten Designvorschläge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Was haben wir geschafft?</text:p>
              <text:p>- Donnerstag 20.10. 10:15 Kundengespräch mit groben Übersicht, was der Kunde haben will</text:p>
              <text:p>→ genaueres von unseren Vertriebsmanagern</text:p>
              <text:p>- Datenverlagerung auf GitHub</text:p>
              <text:p>- Erstellung von Mockups/Ersten Desginvorschlägen begonnen, um den Kunden was vorlegen zu können</text:p>
            </draw:text-box>
          </draw:frame>
        </presentation:notes>
      </draw:page>
      <draw:page draw:name="page4" draw:style-name="dp1" draw:master-page-name="Standard_20_1" presentation:presentation-page-layout-name="AL1T1">
        <office:forms form:automatic-focus="false" form:apply-design-mode="false"/>
        <draw:frame presentation:style-name="pr7" draw:layer="layout" svg:width="19.5cm" svg:height="3.467cm" svg:x="1.4cm" svg:y="0.8cm" presentation:class="title" presentation:user-transformed="true">
          <draw:text-box>
            <text:p>Was sind unsere Ziele?</text:p>
          </draw:text-box>
        </draw:frame>
        <draw:frame presentation:style-name="pr5" draw:layer="layout" svg:width="25.199cm" svg:height="12.179cm" svg:x="1.4cm" svg:y="4.914cm" presentation:class="outline">
          <draw:text-box>
            <text:p/>
            <text:list text:style-name="L2">
              <text:list-item>
                <text:p>Nächstes/Kundentreffen am 26.10. um 10:15 </text:p>
              </text:list-item>
              <text:list-item>
                <text:p>Erster Entwurf des Lastenhefts </text:p>
              </text:list-item>
              <text:list-item>
                <text:p>Entwurf des Projektplans inklusive Zeitmanagement</text:p>
              </text:list-item>
            </text:list>
            <text:p>→ Einbindung der Ampel</text:p>
            <text:list text:continue-numbering="true" text:style-name="L2">
              <text:list-item>
                <text:p>Zeiterfassung (Diagramm) aufstelle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Was sind unsere Ziele?</text:p>
              <text:p>- nächstes Kundentreffen am 26.10. um 10:15 für genauere Besprechung des Produkts </text:p>
              <text:p>- Erster Entwurf des Lastenhefts (Ziel bis Mitte November vom Kunde abgesegnet)</text:p>
              <text:p>→ mit Aufteilung von Aufgaben, wer wie viel macht..</text:p>
              <text:p>- Entwurf des Projektplans inklusive Zeitmanagement</text:p>
              <text:p>→ Einbindung der Ampel</text:p>
              <text:p>- Zeiterfassung (Diagramm) aufstellen der Gearbeitet Stunden</text:p>
            </draw:text-box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8" draw:text-style-name="P1" draw:layer="layout" svg:width="19.5cm" svg:height="3.467cm" svg:x="1.4cm" svg:y="0.8cm" presentation:class="title" presentation:user-transformed="true">
          <draw:text-box>
            <text:p text:style-name="P1">Das war….</text:p>
          </draw:text-box>
        </draw:frame>
        <draw:frame presentation:style-name="pr9" draw:layer="layout" svg:width="25.2cm" svg:height="12.179cm" svg:x="1.6cm" svg:y="5cm" presentation:class="outline" presentation:user-transformed="true">
          <draw:text-box>
            <text:list text:style-name="L2">
              <text:list-header>
                <text:p/>
                <text:p text:style-name="P5">Stand 24.10.2016</text:p>
              </text:list-header>
            </text:list>
          </draw:text-box>
        </draw:frame>
        <draw:frame draw:style-name="gr2" draw:text-style-name="P6" draw:layer="layout" svg:width="3.7cm" svg:height="6.77cm" svg:x="12.8cm" svg:y="8.83cm">
          <draw:image xlink:href="Pictures/10000000000000450000007E409DE8CD30226C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Verzeichnis" style:family="graphic">
      <style:paragraph-properties style:text-autospace="none"/>
      <style:text-properties style:font-name-asian="Arial2" style:font-family-asian="Arial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style:font-name="Calibri1" fo:font-family="Calibri" style:font-family-generic="swiss" style:font-pitch="variable"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style:font-name="Calibri1" fo:font-family="Calibri" style:font-family-generic="swiss" style:font-pitch="variable"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style:font-name="Calibri1" fo:font-family="Calibri" style:font-family-generic="swiss" style:font-pitch="variable"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style:font-name="Calibri1" fo:font-family="Calibri" style:font-family-generic="swiss" style:font-pitch="variable"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style:font-name="Calibri1" fo:font-family="Calibri" style:font-family-generic="swiss" style:font-pitch="variable"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style:font-name="Calibri1" fo:font-family="Calibri" style:font-family-generic="swiss" style:font-pitch="variable"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  <style:text-properties style:font-name="Calibri1" fo:font-size="12pt" style:font-size-asian="12pt" style:font-size-complex="12pt"/>
    </style:style>
    <style:style style:name="MP7" style:family="paragraph">
      <loext:graphic-properties draw:fill="none" draw:fill-color="#ffffff"/>
      <style:paragraph-properties fo:text-align="start"/>
      <style:text-properties style:font-name="Calibri1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libri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6.363cm" svg:x="1.4cm" svg:y="6.237cm" presentation:class="title" presentation:placeholder="true">
        <draw:text-box/>
      </draw:frame>
      <draw:frame presentation:style-name="Standard-outline1" draw:layer="backgroundobjects" svg:width="25.199cm" svg:height="3.293cm" svg:x="1.4cm" svg:y="13.8cm" presentation:class="outline" presentation:placeholder="true">
        <draw:text-box draw:corner-radius="0.2cm"/>
      </draw:frame>
      <draw:frame draw:style-name="Mgr3" draw:text-style-name="MP5" draw:layer="backgroundobjects" svg:width="1.608cm" svg:height="5.439cm" svg:x="26.2cm" svg:y="1.161cm">
        <draw:image xlink:href="Pictures/100000000000004C0000010144A8E7F0EC4A54DE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7" draw:layer="backgroundobjects" svg:width="25.2cm" svg:height="0.779cm" svg:x="1.4cm" svg:y="19.8cm" presentation:class="footer">
        <draw:text-box>
          <text:p text:style-name="MP6"><text:span text:style-name="MT2">Montag den 24.10.2016, FH Aachen SWE Gruppe 4</text:span></text:p>
        </draw:text-box>
      </draw:frame>
      <draw:frame draw:style-name="Mgr3" draw:text-style-name="MP5" draw:layer="backgroundobjects" svg:width="1.608cm" svg:height="5.439cm" svg:x="26.2cm" svg:y="1.162cm">
        <draw:image xlink:href="Pictures/100000000000004C0000010144A8E7F0EC4A54DE.png" xlink:type="simple" xlink:show="embed" xlink:actuate="onLoad">
          <text:p/>
        </draw:image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4T08:43:51.900000000</meta:creation-date>
    <dc:date>2016-10-24T10:23:36.815000000</dc:date>
    <meta:editing-duration>PT1H4M48S</meta:editing-duration>
    <meta:editing-cycles>11</meta:editing-cycles>
    <meta:generator>LibreOffice/5.1.5.2$Windows_x86 LibreOffice_project/7a864d8825610a8c07cfc3bc01dd4fce6a9447e5</meta:generator>
    <meta:document-statistic meta:object-count="50"/>
  </office:meta>
</office:document-meta>
</file>